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Consolas" svg:font-family="Consolas, 'Andale Mono', AndaleMono, 'Courier New', Courier"/>
    <style:font-face style:name="Consolas1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Source Sans Pro" svg:font-family="'Source Sans Pro', Arial, sans-serif"/>
    <style:font-face style:name="Verdana" svg:font-family="Verdana, Arial, Helvetica, sans-serif"/>
    <style:font-face style:name="menlo" svg:font-family="menlo, monaco, monospace"/>
    <style:font-face style:name="monospace" svg:font-family="monospace"/>
    <style:font-face style:name="Liberation Mono" svg:font-family="'Liberation Mono'" style:font-family-generic="modern" style:font-pitch="fixed"/>
    <style:font-face style:name="Source Han Sans CN" svg:font-family="'Source Han Sans CN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officeooo:rsid="0017abb9" officeooo:paragraph-rsid="0017abb9" style:font-size-asian="16pt" style:font-size-complex="16pt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style:text-underline-style="solid" style:text-underline-width="auto" style:text-underline-color="font-color" officeooo:rsid="001fddec" officeooo:paragraph-rsid="001fddec"/>
    </style:style>
    <style:style style:name="P4" style:family="paragraph" style:parent-style-name="Standard">
      <style:text-properties style:text-underline-style="solid" style:text-underline-width="auto" style:text-underline-color="font-color" officeooo:rsid="001fddec" officeooo:paragraph-rsid="003102f6"/>
    </style:style>
    <style:style style:name="P5" style:family="paragraph" style:parent-style-name="Standard">
      <style:text-properties style:text-underline-style="solid" style:text-underline-width="auto" style:text-underline-color="font-color" officeooo:rsid="0045cf86" officeooo:paragraph-rsid="0045cf86"/>
    </style:style>
    <style:style style:name="P6" style:family="paragraph" style:parent-style-name="Standard">
      <style:text-properties style:text-underline-style="none" officeooo:rsid="001fddec" officeooo:paragraph-rsid="001fddec"/>
    </style:style>
    <style:style style:name="P7" style:family="paragraph" style:parent-style-name="Standard">
      <style:text-properties style:text-underline-style="none" officeooo:rsid="0034e695" officeooo:paragraph-rsid="003790b2"/>
    </style:style>
    <style:style style:name="P8" style:family="paragraph" style:parent-style-name="Standard">
      <style:text-properties fo:font-size="12pt" style:text-underline-style="none" officeooo:rsid="0017abb9" officeooo:paragraph-rsid="0017abb9" style:font-size-asian="12pt" style:font-size-complex="12pt"/>
    </style:style>
    <style:style style:name="P9" style:family="paragraph" style:parent-style-name="Standard">
      <style:text-properties fo:font-size="12pt" style:text-underline-style="none" officeooo:rsid="0017abb9" officeooo:paragraph-rsid="001aaebb" style:font-size-asian="12pt" style:font-size-complex="12pt"/>
    </style:style>
    <style:style style:name="P10" style:family="paragraph" style:parent-style-name="Standard">
      <style:text-properties fo:font-size="12pt" style:text-underline-style="solid" style:text-underline-width="auto" style:text-underline-color="font-color" officeooo:rsid="001aaebb" officeooo:paragraph-rsid="001aaebb" style:font-size-asian="12pt" style:font-size-complex="12pt"/>
    </style:style>
    <style:style style:name="P11" style:family="paragraph" style:parent-style-name="Standard">
      <style:text-properties fo:font-variant="normal" fo:text-transform="none" fo:color="#22222a" style:font-name="Consolas" fo:font-size="10.5pt" fo:letter-spacing="normal" fo:font-style="normal" style:text-underline-style="none" fo:font-weight="normal" officeooo:rsid="001fddec" officeooo:paragraph-rsid="001fddec"/>
    </style:style>
    <style:style style:name="P12" style:family="paragraph" style:parent-style-name="Standard">
      <style:text-properties fo:font-variant="normal" fo:text-transform="none" fo:color="#22222a" style:font-name="Consolas" fo:font-size="10.5pt" fo:letter-spacing="normal" fo:font-style="normal" style:text-underline-style="none" fo:font-weight="normal" officeooo:rsid="001fddec" officeooo:paragraph-rsid="003536e3"/>
    </style:style>
    <style:style style:name="P13" style:family="paragraph" style:parent-style-name="Standard">
      <style:text-properties fo:font-variant="normal" fo:text-transform="none" fo:color="#22222a" style:font-name="Consolas" fo:font-size="10.5pt" fo:letter-spacing="normal" fo:font-style="normal" style:text-underline-style="none" fo:font-weight="normal" officeooo:rsid="0034e695" officeooo:paragraph-rsid="0034e695"/>
    </style:style>
    <style:style style:name="P14" style:family="paragraph" style:parent-style-name="Standard">
      <style:text-properties fo:font-variant="normal" fo:text-transform="none" fo:color="#22222a" style:font-name="Consolas" fo:font-size="10.5pt" fo:letter-spacing="normal" fo:font-style="normal" style:text-underline-style="none" fo:font-weight="normal" officeooo:rsid="0035189f" officeooo:paragraph-rsid="0035189f"/>
    </style:style>
    <style:style style:name="P15" style:family="paragraph" style:parent-style-name="Standard">
      <style:text-properties fo:font-variant="normal" fo:text-transform="none" fo:color="#22222a" style:font-name="Consolas" fo:font-size="10.5pt" fo:letter-spacing="normal" fo:font-style="normal" style:text-underline-style="none" fo:font-weight="normal" officeooo:rsid="00372fee" officeooo:paragraph-rsid="00372fee"/>
    </style:style>
    <style:style style:name="P16" style:family="paragraph" style:parent-style-name="Standard">
      <style:text-properties fo:font-variant="normal" fo:text-transform="none" fo:color="#1f1d1d" fo:font-size="10.5pt" fo:letter-spacing="normal" fo:font-style="normal" style:text-underline-style="none" fo:font-weight="normal" officeooo:rsid="0034e695" officeooo:paragraph-rsid="003467cc"/>
    </style:style>
    <style:style style:name="P17" style:family="paragraph" style:parent-style-name="Standard">
      <style:text-properties fo:font-variant="normal" fo:text-transform="none" fo:color="#1f1d1d" fo:font-size="10.5pt" fo:letter-spacing="normal" fo:font-style="normal" style:text-underline-style="none" fo:font-weight="normal" officeooo:rsid="0034e695" officeooo:paragraph-rsid="00395c19"/>
    </style:style>
    <style:style style:name="P18" style:family="paragraph" style:parent-style-name="Standard">
      <style:text-properties fo:font-variant="normal" fo:text-transform="none" fo:color="#555555" style:font-name="Arial" fo:font-size="12pt" fo:letter-spacing="normal" fo:font-style="normal" style:text-underline-style="solid" style:text-underline-width="auto" style:text-underline-color="font-color" fo:font-weight="normal" officeooo:rsid="0034e695"/>
    </style:style>
    <style:style style:name="P19" style:family="paragraph" style:parent-style-name="Standard">
      <style:text-properties fo:font-variant="normal" fo:text-transform="none" fo:color="#555555" style:font-name="Arial" fo:font-size="12pt" fo:letter-spacing="normal" fo:font-style="normal" style:text-underline-style="solid" style:text-underline-width="auto" style:text-underline-color="font-color" fo:font-weight="normal" officeooo:rsid="003f1b61" officeooo:paragraph-rsid="003f1b61"/>
    </style:style>
    <style:style style:name="P20" style:family="paragraph" style:parent-style-name="Standard">
      <style:text-properties fo:font-variant="normal" fo:text-transform="none" fo:color="#555555" style:font-name="Arial" fo:font-size="12pt" fo:letter-spacing="normal" fo:font-style="normal" style:text-underline-style="solid" style:text-underline-width="auto" style:text-underline-color="font-color" fo:font-weight="normal" officeooo:rsid="004006e6" officeooo:paragraph-rsid="004006e6"/>
    </style:style>
    <style:style style:name="P21" style:family="paragraph" style:parent-style-name="Standard">
      <style:text-properties fo:font-variant="normal" fo:text-transform="none" fo:color="#555555" style:font-name="Arial" fo:font-size="12pt" fo:letter-spacing="normal" fo:font-style="normal" style:text-underline-style="none" fo:font-weight="normal" officeooo:rsid="003fa217" officeooo:paragraph-rsid="003fa217"/>
    </style:style>
    <style:style style:name="P22" style:family="paragraph" style:parent-style-name="Standard">
      <style:text-properties fo:font-variant="normal" fo:text-transform="none" fo:color="#555555" style:font-name="Arial" fo:font-size="12pt" fo:letter-spacing="normal" fo:font-style="normal" style:text-underline-style="none" fo:font-weight="normal" officeooo:rsid="00405409" officeooo:paragraph-rsid="00405409"/>
    </style:style>
    <style:style style:name="P23" style:family="paragraph" style:parent-style-name="Standard">
      <style:text-properties fo:font-variant="normal" fo:text-transform="none" fo:color="#555555" style:font-name="Arial" fo:font-size="12pt" fo:letter-spacing="normal" fo:font-style="normal" style:text-underline-style="none" fo:font-weight="normal" officeooo:rsid="00422e2d" officeooo:paragraph-rsid="00422e2d"/>
    </style:style>
    <style:style style:name="P24" style:family="paragraph" style:parent-style-name="Standard">
      <style:text-properties fo:font-variant="normal" fo:text-transform="none" fo:color="#555555" style:font-name="Arial" fo:font-size="12pt" fo:letter-spacing="normal" fo:font-style="normal" style:text-underline-style="none" fo:font-weight="normal" officeooo:rsid="004b5a23" officeooo:paragraph-rsid="004b5a23" style:font-size-asian="2pt" style:font-size-complex="2pt"/>
    </style:style>
    <style:style style:name="P25" style:family="paragraph" style:parent-style-name="Standard">
      <style:text-properties fo:font-variant="normal" fo:text-transform="none" fo:color="#3f464c" style:font-name="Source Sans Pro" fo:font-size="11.25pt" fo:letter-spacing="normal" fo:font-style="normal" style:text-underline-style="none" fo:font-weight="normal" officeooo:rsid="00422e2d" officeooo:paragraph-rsid="00422e2d" loext:padding="0in" loext:border="none"/>
    </style:style>
    <style:style style:name="P26" style:family="paragraph" style:parent-style-name="Standard">
      <style:text-properties officeooo:rsid="002b7291"/>
    </style:style>
    <style:style style:name="P27" style:family="paragraph" style:parent-style-name="Standard">
      <style:text-properties fo:background-color="#bababa"/>
    </style:style>
    <style:style style:name="P28" style:family="paragraph" style:parent-style-name="Standard">
      <style:text-properties officeooo:paragraph-rsid="003c091d" fo:background-color="#bababa"/>
    </style:style>
    <style:style style:name="P29" style:family="paragraph" style:parent-style-name="Standard">
      <style:text-properties officeooo:rsid="003102f6" officeooo:paragraph-rsid="003102f6"/>
    </style:style>
    <style:style style:name="P30" style:family="paragraph" style:parent-style-name="Standard">
      <style:text-properties officeooo:paragraph-rsid="003467cc"/>
    </style:style>
    <style:style style:name="P31" style:family="paragraph" style:parent-style-name="Standard">
      <style:text-properties officeooo:rsid="0034e695" officeooo:paragraph-rsid="0034e695"/>
    </style:style>
    <style:style style:name="P32" style:family="paragraph" style:parent-style-name="Standard">
      <style:text-properties officeooo:paragraph-rsid="003790b2"/>
    </style:style>
    <style:style style:name="P33" style:family="paragraph" style:parent-style-name="Standard">
      <style:text-properties style:text-line-through-style="none" style:text-line-through-type="none" style:text-underline-style="none" officeooo:rsid="003102f6" officeooo:paragraph-rsid="003102f6"/>
    </style:style>
    <style:style style:name="P34" style:family="paragraph" style:parent-style-name="Standard">
      <style:paragraph-properties fo:margin-left="0in" fo:margin-right="0in" fo:text-indent="0in" style:auto-text-indent="false"/>
    </style:style>
    <style:style style:name="P35" style:family="paragraph" style:parent-style-name="Text_20_body">
      <style:paragraph-properties fo:margin-left="0in" fo:margin-right="0in" fo:margin-top="0.0417in" fo:margin-bottom="0.0417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font-name="menlo" fo:letter-spacing="normal" fo:font-style="normal" fo:font-weight="normal"/>
    </style:style>
    <style:style style:name="P36" style:family="paragraph" style:parent-style-name="Text_20_body">
      <style:paragraph-properties fo:margin-left="0in" fo:margin-right="0in" fo:margin-top="0.0417in" fo:margin-bottom="0.0417in" loext:contextual-spacing="false" fo:text-align="start" style:justify-single-word="false" fo:orphans="2" fo:widows="2" fo:text-indent="0in" style:auto-text-indent="false"/>
    </style:style>
    <style:style style:name="P37" style:family="paragraph" style:parent-style-name="Preformatted_20_Text">
      <style:paragraph-properties fo:margin-left="0in" fo:margin-right="0in" fo:margin-top="0.0417in" fo:margin-bottom="0.0417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font-name="menlo" fo:letter-spacing="normal" fo:font-style="normal" fo:font-weight="normal"/>
    </style:style>
    <style:style style:name="P38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39" style:family="paragraph" style:parent-style-name="Preformatted_20_Text">
      <loext:graphic-properties draw:fill="solid" draw:fill-color="#fcfcfc" draw:opacity="100%"/>
      <style:paragraph-properties fo:margin-left="0in" fo:margin-right="0in" fo:line-height="114%" fo:text-align="start" style:justify-single-word="false" fo:orphans="2" fo:widows="2" fo:text-indent="0in" style:auto-text-indent="false" fo:background-color="#fcfcfc" fo:padding-left="0in" fo:padding-right="0.0193in" fo:padding-top="0.0193in" fo:padding-bottom="0.0193in" fo:border-left="none" fo:border-right="0.74pt solid #efefef" fo:border-top="0.74pt solid #efefef" fo:border-bottom="0.74pt solid #efefef"/>
      <style:text-properties officeooo:paragraph-rsid="0058f797"/>
    </style:style>
    <style:style style:name="P40" style:family="paragraph" style:parent-style-name="Preformatted_20_Text">
      <loext:graphic-properties draw:fill="solid" draw:fill-color="#fcfcfc" draw:opacity="100%"/>
      <style:paragraph-properties fo:margin-left="0in" fo:margin-right="0in" fo:line-height="114%" fo:text-align="start" style:justify-single-word="false" fo:orphans="2" fo:widows="2" fo:text-indent="0in" style:auto-text-indent="false" fo:background-color="#fcfcfc" fo:padding-left="0in" fo:padding-right="0.0193in" fo:padding-top="0.0193in" fo:padding-bottom="0.0193in" fo:border-left="none" fo:border-right="0.74pt solid #efefef" fo:border-top="0.74pt solid #efefef" fo:border-bottom="0.74pt solid #efefef"/>
      <style:text-properties officeooo:paragraph-rsid="005f8dd0"/>
    </style:style>
    <style:style style:name="P41" style:family="paragraph" style:parent-style-name="Preformatted_20_Text">
      <loext:graphic-properties draw:fill="solid" draw:fill-color="#fcfcfc" draw:opacity="100%"/>
      <style:paragraph-properties fo:margin-left="0in" fo:margin-right="0in" fo:line-height="114%" fo:text-align="start" style:justify-single-word="false" fo:orphans="2" fo:widows="2" fo:text-indent="0in" style:auto-text-indent="false" fo:background-color="#fcfcfc" fo:padding-left="0in" fo:padding-right="0.0193in" fo:padding-top="0.0193in" fo:padding-bottom="0.0193in" fo:border-left="none" fo:border-right="0.74pt solid #efefef" fo:border-top="0.74pt solid #efefef" fo:border-bottom="0.74pt solid #efefef"/>
      <style:text-properties officeooo:paragraph-rsid="00680d3d"/>
    </style:style>
    <style:style style:name="P42" style:family="paragraph" style:parent-style-name="Text_20_body">
      <style:text-properties officeooo:paragraph-rsid="0053102a"/>
    </style:style>
    <style:style style:name="P43" style:family="paragraph" style:parent-style-name="Text_20_body">
      <style:text-properties style:text-underline-style="none" officeooo:rsid="0053102a" officeooo:paragraph-rsid="0053102a"/>
    </style:style>
    <style:style style:name="P44" style:family="paragraph" style:parent-style-name="Text_20_body">
      <style:text-properties style:text-underline-style="solid" style:text-underline-width="auto" style:text-underline-color="font-color" officeooo:rsid="0055eb76" officeooo:paragraph-rsid="0055eb76"/>
    </style:style>
    <style:style style:name="P45" style:family="paragraph" style:parent-style-name="Text_20_body">
      <style:text-properties style:text-underline-style="solid" style:text-underline-width="auto" style:text-underline-color="font-color" officeooo:rsid="0053102a" officeooo:paragraph-rsid="0053102a"/>
    </style:style>
    <style:style style:name="P46" style:family="paragraph" style:parent-style-name="Text_20_body">
      <style:text-properties officeooo:paragraph-rsid="00680d3d"/>
    </style:style>
    <style:style style:name="P47" style:family="paragraph" style:parent-style-name="Preformatted_20_Text">
      <style:text-properties fo:font-variant="normal" fo:text-transform="none" fo:color="#1f1d1d" fo:font-size="10.5pt" fo:letter-spacing="normal" fo:font-style="normal" style:text-underline-style="none" fo:font-weight="normal" officeooo:rsid="001fddec" officeooo:paragraph-rsid="001fddec"/>
    </style:style>
    <style:style style:name="P48" style:family="paragraph" style:parent-style-name="Preformatted_20_Text">
      <style:text-properties fo:font-variant="normal" fo:text-transform="none" fo:color="#1f1d1d" fo:font-size="10.5pt" fo:letter-spacing="normal" fo:font-style="normal" style:text-underline-style="none" fo:font-weight="normal" officeooo:rsid="001fddec" officeooo:paragraph-rsid="003790b2"/>
    </style:style>
    <style:style style:name="P49" style:family="paragraph" style:parent-style-name="Preformatted_20_Text">
      <style:text-properties fo:font-variant="normal" fo:text-transform="none" fo:color="#1f1d1d" fo:font-size="10.5pt" fo:letter-spacing="normal" fo:font-style="normal" style:text-underline-style="none" fo:font-weight="normal" officeooo:rsid="002b7291" officeooo:paragraph-rsid="002b7291"/>
    </style:style>
    <style:style style:name="P50" style:family="paragraph" style:parent-style-name="Preformatted_20_Text">
      <style:text-properties fo:font-variant="normal" fo:text-transform="none" fo:color="#1f1d1d" fo:font-size="10.5pt" fo:letter-spacing="normal" fo:font-style="normal" style:text-underline-style="none" fo:font-weight="normal" officeooo:rsid="0034e695" officeooo:paragraph-rsid="0034e695"/>
    </style:style>
    <style:style style:name="P51" style:family="paragraph" style:parent-style-name="Preformatted_20_Text">
      <style:text-properties fo:font-variant="normal" fo:text-transform="none" fo:color="#1f1d1d" fo:font-size="10.5pt" fo:letter-spacing="normal" fo:font-style="normal" style:text-underline-style="none" fo:font-weight="normal" officeooo:rsid="0034e695" officeooo:paragraph-rsid="003790b2"/>
    </style:style>
    <style:style style:name="P52" style:family="paragraph" style:parent-style-name="Preformatted_20_Text">
      <style:text-properties fo:font-variant="normal" fo:text-transform="none" fo:color="#1f1d1d" fo:font-size="10.5pt" fo:letter-spacing="normal" fo:font-style="normal" style:text-underline-style="none" fo:font-weight="normal" officeooo:rsid="003790b2" officeooo:paragraph-rsid="003790b2"/>
    </style:style>
    <style:style style:name="P53" style:family="paragraph" style:parent-style-name="Preformatted_20_Text">
      <style:text-properties fo:font-variant="normal" fo:text-transform="none" fo:color="#1f1d1d" style:font-name="Consolas" fo:font-size="10.5pt" fo:letter-spacing="normal" fo:font-style="normal" style:text-underline-style="none" fo:font-weight="normal" officeooo:rsid="0034e695" officeooo:paragraph-rsid="003790b2"/>
    </style:style>
    <style:style style:name="P54" style:family="paragraph" style:parent-style-name="Preformatted_20_Text">
      <style:text-properties fo:font-variant="normal" fo:text-transform="none" fo:color="#222222" style:font-name="monospace" fo:font-size="10.5pt" fo:letter-spacing="normal" fo:font-style="normal" style:text-underline-style="none" fo:font-weight="normal" officeooo:rsid="0034e695" officeooo:paragraph-rsid="0034e695"/>
    </style:style>
    <style:style style:name="P55" style:family="paragraph" style:parent-style-name="Preformatted_20_Text">
      <style:text-properties fo:font-variant="normal" fo:text-transform="none" fo:color="#555555" style:font-name="Arial" fo:font-size="12pt" fo:letter-spacing="normal" fo:font-style="normal" style:text-underline-style="solid" style:text-underline-width="auto" style:text-underline-color="font-color" fo:font-weight="normal" officeooo:rsid="0034e695" officeooo:paragraph-rsid="003790b2"/>
    </style:style>
    <style:style style:name="P56" style:family="paragraph" style:parent-style-name="Preformatted_20_Text">
      <style:text-properties fo:font-variant="normal" fo:text-transform="none" fo:color="#555555" style:font-name="Arial" fo:font-size="12pt" fo:letter-spacing="normal" fo:font-style="normal" style:text-underline-style="solid" style:text-underline-width="auto" style:text-underline-color="font-color" fo:font-weight="normal" officeooo:rsid="004705e9" officeooo:paragraph-rsid="004705e9"/>
    </style:style>
    <style:style style:name="P57" style:family="paragraph" style:parent-style-name="Preformatted_20_Text">
      <style:text-properties officeooo:rsid="0034e695" officeooo:paragraph-rsid="0034e695"/>
    </style:style>
    <style:style style:name="P58" style:family="paragraph" style:parent-style-name="Preformatted_20_Text">
      <loext:graphic-properties draw:fill="solid" draw:fill-color="#fcfcfc" draw:opacity="100%"/>
      <style:paragraph-properties fo:margin-top="0in" fo:margin-bottom="0.1965in" loext:contextual-spacing="false" fo:line-height="114%" fo:orphans="2" fo:widows="2" fo:background-color="#fcfcfc" fo:padding-left="0in" fo:padding-right="0.0193in" fo:padding-top="0.0193in" fo:padding-bottom="0.0193in" fo:border-left="none" fo:border-right="0.74pt solid #efefef" fo:border-top="0.74pt solid #efefef" fo:border-bottom="0.74pt solid #efefef"/>
      <style:text-properties fo:font-variant="normal" fo:text-transform="none" fo:color="#000000" style:font-name="menlo" fo:letter-spacing="normal" fo:font-style="normal" fo:font-weight="normal"/>
    </style:style>
    <style:style style:name="P59" style:family="paragraph" style:parent-style-name="Preformatted_20_Text">
      <loext:graphic-properties draw:fill="solid" draw:fill-color="#fcfcfc" draw:opacity="100%"/>
      <style:paragraph-properties fo:line-height="114%" fo:orphans="2" fo:widows="2" fo:background-color="#fcfcfc" fo:padding-left="0in" fo:padding-right="0.0193in" fo:padding-top="0.0193in" fo:padding-bottom="0.0193in" fo:border-left="none" fo:border-right="0.74pt solid #efefef" fo:border-top="0.74pt solid #efefef" fo:border-bottom="0.74pt solid #efefef"/>
      <style:text-properties fo:font-variant="normal" fo:text-transform="none" fo:color="#000000" style:font-name="menlo" fo:letter-spacing="normal" fo:font-style="normal" fo:font-weight="normal"/>
    </style:style>
    <style:style style:name="P60" style:family="paragraph" style:parent-style-name="Preformatted_20_Text">
      <loext:graphic-properties draw:fill="solid" draw:fill-color="#fcfcfc" draw:opacity="100%"/>
      <style:paragraph-properties fo:line-height="114%" fo:orphans="2" fo:widows="2" fo:background-color="#fcfcfc" fo:padding-left="0in" fo:padding-right="0.0193in" fo:padding-top="0.0193in" fo:padding-bottom="0.0193in" fo:border-left="none" fo:border-right="0.74pt solid #efefef" fo:border-top="0.74pt solid #efefef" fo:border-bottom="0.74pt solid #efefef"/>
      <style:text-properties fo:font-variant="normal" fo:text-transform="none" fo:color="#000000" style:font-name="menlo" fo:letter-spacing="normal" fo:font-style="normal" fo:font-weight="normal" officeooo:rsid="005f8dd0" officeooo:paragraph-rsid="005f8dd0"/>
    </style:style>
    <style:style style:name="P61" style:family="paragraph" style:parent-style-name="Text_20_body">
      <style:text-properties style:text-underline-style="none" officeooo:rsid="0055eb76" officeooo:paragraph-rsid="0055eb76"/>
    </style:style>
    <style:style style:name="P62" style:family="paragraph" style:parent-style-name="Text_20_body">
      <style:text-properties fo:color="#000000" style:text-underline-style="none" officeooo:rsid="00693969" officeooo:paragraph-rsid="00693969"/>
    </style:style>
    <style:style style:name="T1" style:family="text">
      <style:text-properties fo:font-size="12pt" style:text-underline-style="none" style:font-size-asian="12pt" style:font-size-complex="12pt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3102f6"/>
    </style:style>
    <style:style style:name="T4" style:family="text">
      <style:text-properties style:text-underline-style="none" officeooo:rsid="001fddec"/>
    </style:style>
    <style:style style:name="T5" style:family="text">
      <style:text-properties style:text-underline-style="none" officeooo:rsid="003467cc"/>
    </style:style>
    <style:style style:name="T6" style:family="text">
      <style:text-properties style:text-underline-style="none" officeooo:rsid="00410eee"/>
    </style:style>
    <style:style style:name="T7" style:family="text">
      <style:text-properties fo:font-variant="normal" fo:text-transform="none" fo:color="#242729" style:font-name="Consolas1" fo:font-size="9.75pt" fo:letter-spacing="normal" fo:font-style="normal" fo:font-weight="normal" loext:padding="0in" loext:border="none"/>
    </style:style>
    <style:style style:name="T8" style:family="text">
      <style:text-properties fo:font-variant="normal" fo:text-transform="none" fo:color="#242729" style:font-name="Consolas1" fo:font-size="9.75pt" fo:letter-spacing="normal" fo:font-style="normal" fo:font-weight="normal" officeooo:rsid="005f8dd0" loext:padding="0in" loext:border="none"/>
    </style:style>
    <style:style style:name="T9" style:family="text">
      <style:text-properties fo:font-variant="normal" fo:text-transform="none" fo:color="#242729" style:font-name="Consolas1" fo:font-size="9.75pt" fo:letter-spacing="normal" fo:font-style="normal" fo:font-weight="normal" officeooo:rsid="0066aa84" loext:padding="0in" loext:border="none"/>
    </style:style>
    <style:style style:name="T10" style:family="text">
      <style:text-properties fo:font-variant="normal" fo:text-transform="none" fo:color="#000000" style:font-name="Consolas1" fo:font-size="9.75pt" fo:letter-spacing="normal" fo:font-style="normal" fo:font-weight="normal" loext:padding="0in" loext:border="none"/>
    </style:style>
    <style:style style:name="T11" style:family="text">
      <style:text-properties fo:font-variant="normal" fo:text-transform="none" fo:color="#000000" style:font-name="menlo" fo:font-size="9.75pt" fo:letter-spacing="normal" fo:font-style="normal" fo:font-weight="normal" officeooo:rsid="005f8dd0" loext:padding="0in" loext:border="none"/>
    </style:style>
    <style:style style:name="T12" style:family="text">
      <style:text-properties fo:font-variant="normal" fo:text-transform="none" fo:color="#333333" style:font-name="Verdana" fo:font-size="9.75pt" fo:letter-spacing="normal" fo:font-style="normal" fo:font-weight="normal" fo:background-color="#ffffff" loext:char-shading-value="0" loext:padding="0in" loext:border="none"/>
    </style:style>
    <style:style style:name="T13" style:family="text">
      <style:text-properties fo:font-variant="normal" fo:text-transform="none" fo:color="#990000" style:font-name="Verdana" fo:font-size="9.75pt" fo:letter-spacing="normal" fo:font-style="normal" style:text-underline-style="solid" style:text-underline-width="auto" style:text-underline-color="font-color" fo:font-weight="normal" fo:background-color="#ffffff" loext:char-shading-value="0" loext:padding="0in" loext:border="none"/>
    </style:style>
    <style:style style:name="T14" style:family="text">
      <style:text-properties fo:font-variant="normal" fo:text-transform="none" fo:color="#990000" style:font-name="Verdana" fo:font-size="9.75pt" fo:letter-spacing="normal" fo:font-style="normal" fo:font-weight="normal" fo:background-color="#ffffff" loext:char-shading-value="0" loext:padding="0in" loext:border="none"/>
    </style:style>
    <style:style style:name="T15" style:family="text">
      <style:text-properties fo:font-variant="normal" fo:text-transform="none" style:font-name="Verdana" fo:font-size="9.75pt" fo:letter-spacing="normal" fo:font-style="normal" fo:font-weight="normal" fo:background-color="#ffffff" loext:char-shading-value="0" loext:padding="0in" loext:border="none"/>
    </style:style>
    <style:style style:name="T16" style:family="text">
      <style:text-properties officeooo:rsid="003102f6"/>
    </style:style>
    <style:style style:name="T17" style:family="text">
      <style:text-properties officeooo:rsid="003467cc"/>
    </style:style>
    <style:style style:name="T18" style:family="text">
      <style:text-properties style:text-underline-style="solid" style:text-underline-width="auto" style:text-underline-color="font-color" officeooo:rsid="001fddec"/>
    </style:style>
    <style:style style:name="T19" style:family="text">
      <style:text-properties style:text-underline-style="solid" style:text-underline-width="auto" style:text-underline-color="font-color" officeooo:rsid="0053102a"/>
    </style:style>
    <style:style style:name="T20" style:family="text">
      <style:text-properties officeooo:rsid="001fddec"/>
    </style:style>
    <style:style style:name="T21" style:family="text">
      <style:text-properties officeooo:rsid="003790b2"/>
    </style:style>
    <style:style style:name="T22" style:family="text">
      <style:text-properties officeooo:rsid="0038812a"/>
    </style:style>
    <style:style style:name="T23" style:family="text">
      <style:text-properties officeooo:rsid="003c091d"/>
    </style:style>
    <style:style style:name="T24" style:family="text">
      <style:text-properties fo:color="#242729" style:font-name="Consolas1" fo:font-size="9.75pt" loext:padding="0in" loext:border="none"/>
    </style:style>
    <style:style style:name="T25" style:family="text">
      <style:text-properties officeooo:rsid="005310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t up Website home hosting</text:p>
      <text:p text:style-name="P8"/>
      <text:p text:style-name="P1"><text:a xlink:type="simple" xlink:href="https://tecadmin.net/install-lamp-on-fedora/" text:style-name="Internet_20_link" text:visited-style-name="Visited_20_Internet_20_Link"><text:span text:style-name="T1">https://tecadmin.net/install-lamp-on-fedora/</text:span></text:a></text:p>
      <text:p text:style-name="P1"><text:a xlink:type="simple" xlink:href="https://tecadmin.net/install-mysql-57-on-fedora/" text:style-name="Internet_20_link" text:visited-style-name="Visited_20_Internet_20_Link"><text:span text:style-name="T1">https://tecadmin.net/install-mysql-57-on-fedora/</text:span></text:a></text:p>
      <text:p text:style-name="P8"><text:a xlink:type="simple" xlink:href="https://wiki.archlinux.org/index.php/PHP" text:style-name="Internet_20_link" text:visited-style-name="Visited_20_Internet_20_Link">https://wiki.archlinux.org/index.php/PHP</text:a></text:p>
      <text:p text:style-name="P8"/>
      <text:p text:style-name="P9">sudo dnf update</text:p>
      <text:p text:style-name="P8"/>
      <text:p text:style-name="P10">Apache HTTP server:</text:p>
      <text:p text:style-name="Standard"><text:line-break/>sudo dnf install httpd<text:line-break/>sudo systemctl enable httpd.service</text:p>
      <text:p text:style-name="Standard">sudo systemctl start httpd.service</text:p>
      <text:p text:style-name="Standard">sudo systemctl status httpd.service</text:p>
      <text:p text:style-name="Standard"/>
      <text:p text:style-name="P2">MySQL:</text:p>
      <text:p text:style-name="Standard"/>
      <text:p text:style-name="Standard">sudo dnf install mysql-community-server</text:p>
      <text:p text:style-name="Standard">sudo systemctl enable mysqld.service</text:p>
      <text:p text:style-name="Standard">sudo systemctl start mysqld.service</text:p>
      <text:p text:style-name="Standard">sudo systemctl status mysqld.service</text:p>
      <text:p text:style-name="Standard"/>
      <text:p text:style-name="Standard">sudo grep 'A temporary password is generated' /var/log/mysqld.log | tail -1</text:p>
      <text:p text:style-name="Standard"/>
      <text:p text:style-name="Standard">2020-03-22T18:58:26.622325Z 5 [Note] [MY-010454] [Server] A temporary password is generated for root@localhost: cerBuwuai2/5</text:p>
      <text:p text:style-name="Standard"/>
      <text:p text:style-name="Standard">sudo mysql_secure_installation</text:p>
      <text:p text:style-name="Standard"/>
      <text:p text:style-name="Standard">mysql -u root -p</text:p>
      <text:p text:style-name="P26"/>
      <text:p text:style-name="P3">PHP</text:p>
      <text:p text:style-name="P3"/>
      <text:p text:style-name="P47">sudo dnf install php php-common</text:p>
      <text:p text:style-name="P47"/>
      <text:p text:style-name="P49">sudo vim /var/www/html/phpinfo.php </text:p>
      <text:p text:style-name="P49"/>
      <text:p text:style-name="P49">and enter </text:p>
      <text:p text:style-name="P49"/>
      <text:p text:style-name="P27">&lt;?php <text:s text:c="12"/><text:tab/></text:p>
      <text:p text:style-name="P28"><text:s text:c="4"/>phpinfo(); <text:tab/></text:p>
      <text:p text:style-name="P28">?<text:span text:style-name="T23">&gt;<text:tab/></text:span> <text:s/><text:tab/></text:p>
      <text:p text:style-name="P27"/>
      <text:p text:style-name="P29">Which is accessed by </text:p>
      <text:p text:style-name="P4"/>
      <text:p text:style-name="P4"><text:a xlink:type="simple" xlink:href="http://localhost/phpinfo.php" text:style-name="Internet_20_link" text:visited-style-name="Visited_20_Internet_20_Link">http://localhost/phpinfo.php</text:a><text:span text:style-name="T2"> </text:span><text:span text:style-name="T3">or </text:span></text:p>
      <text:p text:style-name="P4"><text:a xlink:type="simple" xlink:href="http://127.0.0.1/phpinfo.php" text:style-name="Internet_20_link" text:visited-style-name="Visited_20_Internet_20_Link">http://</text:a><text:a xlink:type="simple" xlink:href="http://127.0.0.1/phpinfo.php" text:style-name="Internet_20_link" text:visited-style-name="Visited_20_Internet_20_Link"><text:span text:style-name="T16">[your Ip]</text:span></text:a><text:a xlink:type="simple" xlink:href="http://127.0.0.1/phpinfo.php" text:style-name="Internet_20_link" text:visited-style-name="Visited_20_Internet_20_Link">/phpinfo.php</text:a></text:p>
      <text:p text:style-name="P3"/>
      <text:p text:style-name="P33">You gan figure out your IP via:</text:p>
      <text:p text:style-name="P6"/>
      <text:p text:style-name="P47">ip addr show</text:p>
      <text:p text:style-name="P3"/>
      <text:p text:style-name="P5">or </text:p>
      <text:p text:style-name="Standard"><text:soft-page-break/>netstat -rn</text:p>
      <text:p text:style-name="P3"/>
      <text:p text:style-name="P30">But unfortunately the php code in /var/www/html/phpinfo.php did not get executed <text:span text:style-name="T17">when opening in </text:span><text:a xlink:type="simple" xlink:href="http://localhost/phpinfo.php" text:style-name="Internet_20_link" text:visited-style-name="Visited_20_Internet_20_Link"><text:span text:style-name="T18">http://localhost/phpinfo.php</text:span></text:a><text:span text:style-name="T4">. </text:span><text:span text:style-name="T5">It just kept showing the PHP source code.</text:span></text:p>
      <text:p text:style-name="P16"/>
      <text:p text:style-name="P51">First <text:span text:style-name="T21">thing I did was to add</text:span></text:p>
      <text:p text:style-name="P51"/>
      <text:p text:style-name="P52">LoadModule php7_module modules/libphp7.so </text:p>
      <text:p text:style-name="P17">AddHandler php7-script .php</text:p>
      <text:p text:style-name="P51"/>
      <text:p text:style-name="P51"><text:span text:style-name="T22">But than </text:span>I <text:span text:style-name="T22">got </text:span>the error message</text:p>
      <text:p text:style-name="P50"/>
      <text:p text:style-name="P54">Apache is running a threaded MPM, but your PHP Module is not compiled to be threadsafe. <text:s/>You need to recompile PHP.</text:p>
      <text:p text:style-name="P50"/>
      <text:p text:style-name="P50">Than I followed </text:p>
      <text:p text:style-name="P57"/>
      <text:p text:style-name="P31"><text:a xlink:type="simple" xlink:href="https://wiki.archlinux.org/index.php/Apache_HTTP_Server" text:style-name="Internet_20_link" text:visited-style-name="Visited_20_Internet_20_Link">https://wiki.archlinux.org/index.php/Apache_HTTP_Server</text:a></text:p>
      <text:p text:style-name="P31"/>
      <text:p text:style-name="P31">But than I got <text:s/></text:p>
      <text:p text:style-name="P11"/>
      <text:p text:style-name="P11">httpd: Configuration error: More than one MPM loaded.</text:p>
      <text:p text:style-name="P11"/>
      <text:p text:style-name="P13">So I looked through all config files if the m<text:span text:style-name="T20">pm_event_module was</text:span> already loaded:</text:p>
      <text:p text:style-name="P11"/>
      <text:p text:style-name="P11">grep -r "mpm_event_module" /etc/httpd/</text:p>
      <text:p text:style-name="P11"/>
      <text:p text:style-name="P14">Turned out that the modifications have to be done in</text:p>
      <text:p text:style-name="P11"/>
      <text:p text:style-name="P12">/etc/httpd/conf.modules.d/00-mpm.conf</text:p>
      <text:p text:style-name="P12"/>
      <text:p text:style-name="P15">Hence in summary:</text:p>
      <text:p text:style-name="P15"/>
      <text:p text:style-name="P7">sudo vim /etc/httpd/conf/httpd.conf</text:p>
      <text:p text:style-name="P7"/>
      <text:p text:style-name="P7">add</text:p>
      <text:p text:style-name="P7"/>
      <text:p text:style-name="P7">LoadModule php7_module modules/libphp7.so</text:p>
      <text:p text:style-name="P7">AddHandler php7-script .php</text:p>
      <text:p text:style-name="P7"/>
      <text:p text:style-name="P7">And than, open</text:p>
      <text:p text:style-name="P32"/>
      <text:p text:style-name="P48">vim ./conf.modules.d/00-mpm.conf</text:p>
      <text:p text:style-name="P48"/>
      <text:p text:style-name="P51">and comment </text:p>
      <text:p text:style-name="P51"/>
      <text:p text:style-name="P51">#LoadModule mpm_event_module modules/mod_mpm_event.so</text:p>
      <text:p text:style-name="P51"/>
      <text:p text:style-name="P51">and uncomment </text:p>
      <text:p text:style-name="P51"/>
      <text:p text:style-name="P53">LoadModule mpm_prefork_module modules/mod_mpm_prefork.so</text:p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</text:p>
      <text:p text:style-name="P19">Enable Port Forwarding</text:p>
      <text:p text:style-name="P19"/>
      <text:p text:style-name="Standard">By default, HTTP uses port 80 and HTTPS uses port 443</text:p>
      <text:p text:style-name="P19"/>
      <text:p text:style-name="P19"><text:a xlink:type="simple" xlink:href="https://www.youtube.com/watch?v=VlRQ6l6FsY0" text:style-name="Internet_20_link" text:visited-style-name="Visited_20_Internet_20_Link">https://www.youtube.com/watch?v=VlRQ6l6FsY0</text:a></text:p>
      <text:p text:style-name="P19"/>
      <text:p text:style-name="P19"><text:a xlink:type="simple" xlink:href="https://afteracademy.com/blog/how-to-convert-your-laptop-desktop-into-a-server-and-host-internet-accessible-website-on-it-part-2-cdb4b3633fa9" text:style-name="Internet_20_link" text:visited-style-name="Visited_20_Internet_20_Link">https://afteracademy.com/blog/how-to-convert-your-laptop-desktop-into-a-server-and-host-internet-accessible-website-on-it-part-2-cdb4b3633fa9</text:a></text:p>
      <text:p text:style-name="P19"/>
      <text:p text:style-name="P19"><text:a xlink:type="simple" xlink:href="https://www.youtube.com/watch?v=HlF1egrT4Wg" text:style-name="Internet_20_link" text:visited-style-name="Visited_20_Internet_20_Link">https://www.youtube.com/watch?v=HlF1egrT4Wg</text:a></text:p>
      <text:p text:style-name="P19"/>
      <text:p text:style-name="P19"><text:a xlink:type="simple" xlink:href="https://www.youtube.com/watch?v=PatSrUO4o8w" text:style-name="Internet_20_link" text:visited-style-name="Visited_20_Internet_20_Link">https://www.youtube.com/watch?v=PatSrUO4o8w</text:a></text:p>
      <text:p text:style-name="P19"/>
      <text:p text:style-name="P21">service: Web Server (HTTP)</text:p>
      <text:p text:style-name="P22">Server IP Address: Locale Ip Adresse des Servers </text:p>
      <text:p text:style-name="P22"/>
      <text:p text:style-name="P22">192.168.178.83</text:p>
      <text:p text:style-name="P20"><text:span text:style-name="T6">Open </text:span><text:span text:style-name="T2">Port 80</text:span></text:p>
      <text:p text:style-name="P18"/>
      <text:p text:style-name="P23">Public IP address, can be figured out via google: my ip</text:p>
      <text:p text:style-name="P23"/>
      <text:p text:style-name="P24">IPv4-Adresse: 93.230.37.184</text:p>
      <text:p text:style-name="P25">IPv6-Adresse: 2003:cc:97ff:1c75:3a10:d5ff:fec7:f326</text:p>
      <text:p text:style-name="P34"><text:line-break/></text:p>
      <text:p text:style-name="P18"/>
      <text:p text:style-name="P55">configure Apache to accept web requests for your domain</text:p>
      <text:p text:style-name="P55"/>
      <text:p text:style-name="P55"/>
      <text:p text:style-name="P56">Default Webiste For Apache to look at, local host:</text:p>
      <text:p text:style-name="Standard">/var/www/html</text:p>
      <text:p text:style-name="Standard"/>
      <text:p text:style-name="Standard">joachimrosenberger@jo-laptop /v/w/html&gt; cat index.html </text:p>
      <text:p text:style-name="Standard">&lt;html&gt;</text:p>
      <text:p text:style-name="Standard"><text:s text:c="4"/>&lt;head&gt;</text:p>
      <text:p text:style-name="Standard"><text:s text:c="8"/>&lt;title&gt;Joachim Website&lt;/title&gt;</text:p>
      <text:p text:style-name="Standard"><text:s text:c="4"/>&lt;/head&gt;</text:p>
      <text:p text:style-name="Standard"><text:s text:c="4"/>&lt;body&gt;</text:p>
      <text:p text:style-name="Standard"><text:s text:c="8"/>LALALAL</text:p>
      <text:p text:style-name="Standard"><text:s text:c="4"/>&lt;/body&gt;</text:p>
      <text:p text:style-name="Standard">&lt;/html&gt;</text:p>
      <text:p text:style-name="Standard"/>
      <text:p text:style-name="Standard"><text:a xlink:type="simple" xlink:href="https://www.hostinger.com/tutorials/vps/how-to-create-apache-vhost-centos7" text:style-name="Internet_20_link" text:visited-style-name="Visited_20_Internet_20_Link">https://www.hostinger.com/tutorials/vps/how-to-create-apache-vhost-centos7</text:a></text:p>
      <text:p text:style-name="Standard"/>
      <text:p text:style-name="P38"><text:span text:style-name="Source_20_Text"><text:span text:style-name="T7">sudo chown -R [USER NAME]:[USER NAME] /var/www</text:span></text:span></text:p>
      <text:p text:style-name="P42"><text:line-break/></text:p>
      <text:p text:style-name="P45"/>
      <text:p text:style-name="P45"/>
      <text:p text:style-name="P45"><text:soft-page-break/>Configure Firewall</text:p>
      <text:p text:style-name="P42"><text:a xlink:type="simple" xlink:href="https://linuxconfig.org/how-to-open-http-port-80-on-redhat-7-linux-using-firewall-cmd" text:style-name="Internet_20_link" text:visited-style-name="Visited_20_Internet_20_Link"><text:span text:style-name="T19">https://linuxconfig.org/how-to-open-http-port-80-on-redhat-7-linux-using-firewall-cmd</text:span></text:a></text:p>
      <text:p text:style-name="P42"><text:a xlink:type="simple" xlink:href="https://www.youtube.com/watch?v=00c3qXcQDmo" text:style-name="Internet_20_link" text:visited-style-name="Visited_20_Internet_20_Link"><text:span text:style-name="T19">https://www.youtube.com/watch?v=00c3qXcQDmo</text:span></text:a></text:p>
      <text:p text:style-name="P42"><text:a xlink:type="simple" xlink:href="https://www.techrepublic.com/article/how-to-manage-zones-on-centos-7-with-firewalld/" text:style-name="Internet_20_link" text:visited-style-name="Visited_20_Internet_20_Link"><text:span text:style-name="T19">https://www.techrepublic.com/article/how-to-manage-zones-on-centos-7-with-firewalld/</text:span></text:a></text:p>
      <text:p text:style-name="P43"><text:span text:style-name="T25">A</text:span>dd HTTP</text:p>
      <text:p text:style-name="P39"><text:span text:style-name="Source_20_Text"><text:span text:style-name="T10">firewall-cmd --runtime-to-permanent</text:span></text:span></text:p>
      <text:p text:style-name="P36"><text:span text:style-name="Source_20_Text"><text:span text:style-name="T10"/></text:span></text:p>
      <text:p text:style-name="P40"><text:span text:style-name="Source_20_Text"><text:span text:style-name="T8">Add:</text:span></text:span></text:p>
      <text:p text:style-name="P39"><text:span text:style-name="Source_20_Text"><text:span text:style-name="T7">firewall-cmd --zone=public --add-port=80/tcp --permanent </text:span></text:span></text:p>
      <text:p text:style-name="P40"><text:span text:style-name="Source_20_Text"><text:span text:style-name="T7">firewall-cmd --reload</text:span></text:span></text:p>
      <text:p text:style-name="P39"><text:span text:style-name="Source_20_Text"><text:span text:style-name="T7"/></text:span></text:p>
      <text:p text:style-name="P40"><text:span text:style-name="Source_20_Text"><text:span text:style-name="T8">Check:</text:span></text:span></text:p>
      <text:p text:style-name="P40"><text:span text:style-name="Source_20_Text"><text:span text:style-name="T8"/></text:span></text:p>
      <text:p text:style-name="P40"><text:span text:style-name="Source_20_Text"><text:span text:style-name="T11">iptables-save | grep 80</text:span></text:span></text:p>
      <text:p text:style-name="P40"><text:span text:style-name="Source_20_Text"><text:span text:style-name="T11"/></text:span></text:p>
      <text:p text:style-name="Text_20_body"><text:line-break/><text:span text:style-name="Source_20_Text"><text:span text:style-name="T8">Remove:</text:span></text:span></text:p>
      <text:p text:style-name="P59">firewall-cmd --zone=public --remove-port=80/tcp --permanent</text:p>
      <text:p text:style-name="P59">firewall-cmd –reload</text:p>
      <text:p text:style-name="P59"/>
      <text:p text:style-name="P60">Check:</text:p>
      <text:p text:style-name="P59">iptables-save | grep 80</text:p>
      <text:p text:style-name="P58"/>
      <text:p text:style-name="P46"><text:span text:style-name="Source_20_Text"><text:span text:style-name="T9">But in my case that did not work because the firewall zone that was activated for my wireless adapter was not the “public” zone. So I changed the zone of this device to public:</text:span></text:span></text:p>
      <text:p text:style-name="P39"><text:span text:style-name="Source_20_Text"><text:span text:style-name="T7">sudo sudo firewall-cmd --get-zones</text:span></text:span></text:p>
      <text:p text:style-name="P39"><text:span text:style-name="Source_20_Text"><text:span text:style-name="T7"/></text:span></text:p>
      <text:p text:style-name="P39"><text:span text:style-name="Source_20_Text"><text:span text:style-name="T7">FedoraServer FedoraWorkstation block dmz drop external home internal public trusted work</text:span></text:span></text:p>
      <text:p text:style-name="P39"><text:span text:style-name="Source_20_Text"><text:span text:style-name="T7"/></text:span></text:p>
      <text:p text:style-name="P41"><text:span text:style-name="Source_20_Text"><text:span text:style-name="T7">sudo firewall-cmd --zone=</text:span></text:span><text:span text:style-name="Source_20_Text"><text:span text:style-name="T9">public</text:span></text:span><text:span text:style-name="Source_20_Text"><text:span text:style-name="T7"> --change-interface=wlp2s0</text:span></text:span></text:p>
      <text:p text:style-name="P37"><text:span text:style-name="Source_20_Text"><text:span text:style-name="T24"/></text:span></text:p>
      <text:p text:style-name="P35"/>
      <text:p text:style-name="P44">Show open Ports:</text:p>
      <text:p text:style-name="P61">netstat -tulpn | less</text:p>
      <text:p text:style-name="P61"/>
      <text:p text:style-name="P61"><text:span text:style-name="Strong_20_Emphasis"><text:span text:style-name="T12">The Problem with the Dynamic IP</text:span></text:span><text:line-break/><text:line-break/><text:a xlink:type="simple" xlink:href="http://www.crucialp.com/resources/tutorials/web-hosting/web-hosting-at-home-with-dynamic-dns/" text:style-name="Internet_20_link" text:visited-style-name="Visited_20_Internet_20_Link"><text:span text:style-name="T13">http://www.crucialp.com/resources/tutorials/web-hosting/web-hosting-at-home-with-dynamic-dns/</text:span></text:a><text:line-break/><text:line-break/><text:a xlink:type="simple" xlink:href="http://www.gpsinformation.org/joe/dynamicdns.html" text:style-name="Internet_20_link" text:visited-style-name="Visited_20_Internet_20_Link"><text:span text:style-name="T13">http://www.gpsinformation.org/joe/dynamicdns.html</text:span></text:a></text:p>
      <text:p text:style-name="P61"><text:span text:style-name="T13"/></text:p>
      <text:p text:style-name="P62"><text:soft-page-break/><text:span text:style-name="T15">Solution: noip.com</text:span></text:p>
      <text:p text:style-name="P62"><text:span text:style-name="T15">You need to grant read and write permission g+rw on configuratin file!</text:span></text:p>
      <text:p text:style-name="P62"><text:a xlink:type="simple" xlink:href="http://zambazamba.hopto.org/" text:style-name="Internet_20_link" text:visited-style-name="Visited_20_Internet_20_Link"><text:span text:style-name="T15">http://zambazamba.hopto.org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Consolas" svg:font-family="Consolas, 'Andale Mono', AndaleMono, 'Courier New', Courier"/>
    <style:font-face style:name="Consolas1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Source Sans Pro" svg:font-family="'Source Sans Pro', Arial, sans-serif"/>
    <style:font-face style:name="Verdana" svg:font-family="Verdana, Arial, Helvetica, sans-serif"/>
    <style:font-face style:name="menlo" svg:font-family="menlo, monaco, monospace"/>
    <style:font-face style:name="monospace" svg:font-family="monospace"/>
    <style:font-face style:name="Liberation Mono" svg:font-family="'Liberation Mono'" style:font-family-generic="modern" style:font-pitch="fixed"/>
    <style:font-face style:name="Source Han Sans CN" svg:font-family="'Source Han Sans CN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Source Han Sans CN" style:font-family-asian="'Source Han Sans CN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ource Han Serif CN" style:font-family-asian="'Source Han Serif CN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Source Han Sans CN" style:font-family-asian="'Source Han Sans CN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2T12:49:34.783279857</meta:creation-date>
    <dc:date>2020-03-24T14:38:14.927264743</dc:date>
    <meta:editing-duration>PT8H4M43S</meta:editing-duration>
    <meta:editing-cycles>69</meta:editing-cycles>
    <meta:generator>LibreOffice/6.2.8.2$Linux_X86_64 LibreOffice_project/20$Build-2</meta:generator>
    <meta:document-statistic meta:table-count="0" meta:image-count="0" meta:object-count="0" meta:page-count="5" meta:paragraph-count="112" meta:word-count="464" meta:character-count="4206" meta:non-whitespace-character-count="3786"/>
  </office:meta>
</office:document-meta>
</file>